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dd5f" officeooo:paragraph-rsid="0015dd5f"/>
    </style:style>
    <style:style style:name="P2" style:family="paragraph" style:parent-style-name="Standard">
      <style:text-properties officeooo:rsid="0017322f" officeooo:paragraph-rsid="0015dd5f"/>
    </style:style>
    <style:style style:name="P3" style:family="paragraph" style:parent-style-name="Standard">
      <style:text-properties officeooo:rsid="0017322f" officeooo:paragraph-rsid="0017322f"/>
    </style:style>
    <style:style style:name="P4" style:family="paragraph" style:parent-style-name="Standard">
      <style:text-properties officeooo:rsid="0018d8cc" officeooo:paragraph-rsid="0018d8cc"/>
    </style:style>
    <style:style style:name="P5" style:family="paragraph" style:parent-style-name="Standard">
      <style:text-properties officeooo:rsid="001afd01" officeooo:paragraph-rsid="001afd01"/>
    </style:style>
    <style:style style:name="P6" style:family="paragraph" style:parent-style-name="Standard">
      <style:text-properties officeooo:rsid="001bcdd3" officeooo:paragraph-rsid="001bcdd3"/>
    </style:style>
    <style:style style:name="P7" style:family="paragraph" style:parent-style-name="Standard">
      <style:text-properties officeooo:rsid="001bcdd3" officeooo:paragraph-rsid="001d369f"/>
    </style:style>
    <style:style style:name="T1" style:family="text">
      <style:text-properties officeooo:rsid="001d369f"/>
    </style:style>
    <style:style style:name="T2" style:family="text">
      <style:text-properties officeooo:rsid="001ea0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bressenham</text:p>
      <text:p text:style-name="P1"/>
      <text:p text:style-name="P1">#include&lt;GL/glut.h&gt;</text:p>
      <text:p text:style-name="P1">#include&lt;stdio.h&gt;</text:p>
      <text:p text:style-name="P1">int x1, y1, x2, y2;</text:p>
      <text:p text:style-name="P1">void draw_pixel(int x, int y)</text:p>
      <text:p text:style-name="P1">{</text:p>
      <text:p text:style-name="P1">glColor3f(1.0,0.0,0.0);</text:p>
      <text:p text:style-name="P1">glBegin(GL_POINTS);</text:p>
      <text:p text:style-name="P1">glVertex2i(x, y);</text:p>
      <text:p text:style-name="P1">glEnd();</text:p>
      <text:p text:style-name="P1">}</text:p>
      <text:p text:style-name="P1">void bresenhams_line_draw(int x1, int y1, int x2, int y2)</text:p>
      <text:p text:style-name="P1">{</text:p>
      <text:p text:style-name="P1">int dx = x2 - x1;</text:p>
      <text:p text:style-name="P1">int dy = y2 - y1;</text:p>
      <text:p text:style-name="P1">if(dx&gt;dy)</text:p>
      <text:p text:style-name="P1">{</text:p>
      <text:p text:style-name="P1">int decision_parameter = 2*dy - dx;</text:p>
      <text:p text:style-name="P1">int x = x1; // initial x</text:p>
      <text:p text:style-name="P1">int y = y1; // initial y</text:p>
      <text:p text:style-name="P1">if(dx &lt; 0)</text:p>
      <text:p text:style-name="P1">{</text:p>
      <text:p text:style-name="P1">x = x2;</text:p>
      <text:p text:style-name="P1">y = y2;</text:p>
      <text:p text:style-name="P1">x2 = x1;</text:p>
      <text:p text:style-name="P1">}</text:p>
      <text:p text:style-name="P1">draw_pixel(x, y);</text:p>
      <text:p text:style-name="P1">while(x &lt; x2)</text:p>
      <text:p text:style-name="P1">{</text:p>
      <text:p text:style-name="P1">if(decision_parameter &gt;= 0)</text:p>
      <text:p text:style-name="P1">{</text:p>
      <text:p text:style-name="P1">x = x+1;</text:p>
      <text:p text:style-name="P1">y = y+1;</text:p>
      <text:p text:style-name="P1">decision_parameter = decision_parameter + 2*dy - 2*dx * (y+1 - y);</text:p>
      <text:p text:style-name="P1">}</text:p>
      <text:p text:style-name="P1">else</text:p>
      <text:p text:style-name="P1">{</text:p>
      <text:p text:style-name="P1">x = x+1;</text:p>
      <text:p text:style-name="P1">y = y;</text:p>
      <text:p text:style-name="P1">decision_parameter = decision_parameter + 2*dy;</text:p>
      <text:p text:style-name="P1">}</text:p>
      <text:p text:style-name="P1">draw_pixel(x, y);</text:p>
      <text:p text:style-name="P1">}</text:p>
      <text:p text:style-name="P1">}</text:p>
      <text:p text:style-name="P1">else if(dx&lt;dy)</text:p>
      <text:p text:style-name="P1">{</text:p>
      <text:p text:style-name="P1">int decision_parameter = 2*dx - dy;</text:p>
      <text:p text:style-name="P1">int x = x1; // initial x</text:p>
      <text:p text:style-name="P1">int y = y1; // initial y</text:p>
      <text:p text:style-name="P1">if(dy &lt; 0)</text:p>
      <text:p text:style-name="P1">{</text:p>
      <text:p text:style-name="P1"><text:soft-page-break/>x = x2;</text:p>
      <text:p text:style-name="P1">y = y2;</text:p>
      <text:p text:style-name="P1">y2 = y1;</text:p>
      <text:p text:style-name="P1">}</text:p>
      <text:p text:style-name="P1"/>
      <text:p text:style-name="P1">draw_pixel(x, y);</text:p>
      <text:p text:style-name="P1">while(y &lt; y2)</text:p>
      <text:p text:style-name="P1">{</text:p>
      <text:p text:style-name="P1">if(decision_parameter &gt;= 0)</text:p>
      <text:p text:style-name="P1">{</text:p>
      <text:p text:style-name="P1">x = x+1;</text:p>
      <text:p text:style-name="P1">y = y+1;</text:p>
      <text:p text:style-name="P1">decision_parameter = decision_parameter + 2*dx - 2*dy * (x+1 - x);</text:p>
      <text:p text:style-name="P1">}</text:p>
      <text:p text:style-name="P1">else</text:p>
      <text:p text:style-name="P1">{</text:p>
      <text:p text:style-name="P1">y = y+1;</text:p>
      <text:p text:style-name="P1">x = x;</text:p>
      <text:p text:style-name="P1">decision_parameter = decision_parameter + 2*dx;</text:p>
      <text:p text:style-name="P1">}</text:p>
      <text:p text:style-name="P1">draw_pixel(x, y);</text:p>
      <text:p text:style-name="P1">}</text:p>
      <text:p text:style-name="P1">}</text:p>
      <text:p text:style-name="P1">else</text:p>
      <text:p text:style-name="P1">{</text:p>
      <text:p text:style-name="P1">int x = x1;</text:p>
      <text:p text:style-name="P1">int y = y1;</text:p>
      <text:p text:style-name="P1">draw_pixel(x, y);</text:p>
      <text:p text:style-name="P1">while(x &lt; x2)</text:p>
      <text:p text:style-name="P1">{</text:p>
      <text:p text:style-name="P1">x = x+1;</text:p>
      <text:p text:style-name="P1">y = y+1;</text:p>
      <text:p text:style-name="P1">draw_pixel(x, y);</text:p>
      <text:p text:style-name="P1">}</text:p>
      <text:p text:style-name="P1">}</text:p>
      <text:p text:style-name="P1">}</text:p>
      <text:p text:style-name="P1">void display()</text:p>
      <text:p text:style-name="P1">{</text:p>
      <text:p text:style-name="P1">glClear(GL_COLOR_BUFFER_BIT);</text:p>
      <text:p text:style-name="P1">bresenhams_line_draw(x1, y1, x2, y2);</text:p>
      <text:p text:style-name="P1">glFlush();</text:p>
      <text:p text:style-name="P1">}</text:p>
      <text:p text:style-name="P1">int main(int argc, char **argv)</text:p>
      <text:p text:style-name="P1">{</text:p>
      <text:p text:style-name="P1">printf( "Enter Start Points (x1,y1)\n");</text:p>
      <text:p text:style-name="P1">scanf("%d %d", &amp;x1, &amp;y1);</text:p>
      <text:p text:style-name="P1">printf( "Enter End Points (x2,y2)\n");</text:p>
      <text:p text:style-name="P1">scanf("%d %d", &amp;x2, &amp;y2);</text:p>
      <text:p text:style-name="P1">glutInit(&amp;argc, argv);</text:p>
      <text:p text:style-name="P1">glutInitDisplayMode(GLUT_SINGLE|GLUT_RGB);</text:p>
      <text:p text:style-name="P1">glutCreateWindow("Bresenham's Line Drawing");</text:p>
      <text:p text:style-name="P1">glClearColor(1,1,1,1);</text:p>
      <text:p text:style-name="P1"><text:soft-page-break/>gluOrtho2D(0.0, 500.0, 0.0, 500.0);</text:p>
      <text:p text:style-name="P1">glutDisplayFunc(display);</text:p>
      <text:p text:style-name="P1">glutMainLoop();</text:p>
      <text:p text:style-name="P1">}</text:p>
      <text:p text:style-name="P2"/>
      <text:p text:style-name="P2"/>
      <text:p text:style-name="P3">2) trinagle rotation</text:p>
      <text:p text:style-name="P3"/>
      <text:p text:style-name="P3">#include&lt;GL/glut.h&gt;</text:p>
      <text:p text:style-name="P3">#include&lt;stdio.h&gt;</text:p>
      <text:p text:style-name="P3">int x,y;</text:p>
      <text:p text:style-name="P3">int where_to_rotate=0;</text:p>
      <text:p text:style-name="P3"/>
      <text:p text:style-name="P3">void draw_pixel(float x1,float y1)</text:p>
      <text:p text:style-name="P3">{</text:p>
      <text:p text:style-name="P3"><text:s text:c="4"/>glPointSize(5.0);</text:p>
      <text:p text:style-name="P3"><text:s text:c="4"/>glBegin(GL_POINTS);</text:p>
      <text:p text:style-name="P3"><text:s text:c="8"/>glVertex2f(x1,y1);</text:p>
      <text:p text:style-name="P3"><text:s text:c="4"/>glEnd();</text:p>
      <text:p text:style-name="P3">}</text:p>
      <text:p text:style-name="P3"/>
      <text:p text:style-name="P3">void triangle(int x, int y)</text:p>
      <text:p text:style-name="P3">{</text:p>
      <text:p text:style-name="P3"><text:s text:c="4"/>glColor3f(1.0,0.0,0.0);</text:p>
      <text:p text:style-name="P3"><text:s text:c="4"/>glBegin(GL_POLYGON);</text:p>
      <text:p text:style-name="P3"><text:s text:c="8"/>glVertex2f(x,y);</text:p>
      <text:p text:style-name="P3"><text:s text:c="8"/>glVertex2f(x+400,y+300);</text:p>
      <text:p text:style-name="P3"><text:s text:c="8"/>glVertex2f(x+300,y+0);</text:p>
      <text:p text:style-name="P3"><text:s text:c="4"/>glEnd();</text:p>
      <text:p text:style-name="P3">}</text:p>
      <text:p text:style-name="P3"/>
      <text:p text:style-name="P3">float rotate_angle=0.0;</text:p>
      <text:p text:style-name="P3">float translate_x=0.0,translate_y=0.0;</text:p>
      <text:p text:style-name="P3"/>
      <text:p text:style-name="P3">void display()</text:p>
      <text:p text:style-name="P3">{</text:p>
      <text:p text:style-name="P3"><text:s text:c="4"/>glClear(GL_COLOR_BUFFER_BIT);</text:p>
      <text:p text:style-name="P3"><text:s text:c="4"/>glLoadIdentity();</text:p>
      <text:p text:style-name="P3"><text:s text:c="4"/>glColor3f(1,1,1);</text:p>
      <text:p text:style-name="P3"><text:s text:c="4"/>draw_pixel(0.0,0.0);</text:p>
      <text:p text:style-name="P3"><text:s text:c="4"/>if(where_to_rotate==1) //Rotate Around origin</text:p>
      <text:p text:style-name="P3"><text:s text:c="4"/>{</text:p>
      <text:p text:style-name="P3"><text:s text:c="8"/>translate_y=translate_x=0.0; <text:s text:c="3"/>// move the triangle to origin</text:p>
      <text:p text:style-name="P3"><text:s text:c="8"/>rotate_angle+=.1; <text:s/>//speed of rotation</text:p>
      <text:p text:style-name="P3"><text:s text:c="4"/>}</text:p>
      <text:p text:style-name="P3"><text:s text:c="4"/>if(where_to_rotate==2) //Rotate Around Fixed Point</text:p>
      <text:p text:style-name="P3"><text:s text:c="4"/>{</text:p>
      <text:p text:style-name="P3"><text:s text:c="8"/>translate_x=x;</text:p>
      <text:p text:style-name="P3"><text:s text:c="8"/>translate_y=y; <text:s text:c="5"/>//move triangle to the points</text:p>
      <text:p text:style-name="P3"><text:s text:c="8"/>rotate_angle+=.1; <text:s/>// speed of rotation</text:p>
      <text:p text:style-name="P3"><text:s text:c="8"/>glColor3f(0.0,0.0,1.0);</text:p>
      <text:p text:style-name="P3"><text:s text:c="8"/>draw_pixel(x,y);</text:p>
      <text:p text:style-name="P3"><text:soft-page-break/><text:s text:c="4"/>}</text:p>
      <text:p text:style-name="P3"><text:s text:c="4"/>glTranslatef(translate_x,translate_y,0.0); <text:s text:c="5"/>// to keep triangle to the origin point</text:p>
      <text:p text:style-name="P3"><text:s text:c="4"/>glRotatef(rotate_angle,0.0,0.0,1.0);</text:p>
      <text:p text:style-name="P3"><text:s text:c="4"/>glTranslatef(-translate_x,-translate_y,0.0); <text:s/>// to keep triangle to the fixed point</text:p>
      <text:p text:style-name="P3"><text:s text:c="4"/>triangle(translate_x,translate_y);</text:p>
      <text:p text:style-name="P3"><text:s text:c="4"/>glutPostRedisplay(); <text:s/>// rotating</text:p>
      <text:p text:style-name="P3"><text:s text:c="4"/>glutSwapBuffers(); <text:s text:c="3"/>// to display red triangle on screen</text:p>
      <text:p text:style-name="P3">}</text:p>
      <text:p text:style-name="P3"/>
      <text:p text:style-name="P3">void rotateMenu (int option)</text:p>
      <text:p text:style-name="P3">{</text:p>
      <text:p text:style-name="P3"><text:s text:c="4"/>if(option==1)</text:p>
      <text:p text:style-name="P3"><text:s text:c="8"/>where_to_rotate=1;</text:p>
      <text:p text:style-name="P3"><text:s text:c="4"/>if(option==2)</text:p>
      <text:p text:style-name="P3"><text:s text:c="8"/>where_to_rotate=2;</text:p>
      <text:p text:style-name="P3"><text:s text:c="4"/>if(option==3)</text:p>
      <text:p text:style-name="P3"><text:s text:c="8"/>where_to_rotate=3;</text:p>
      <text:p text:style-name="P3">}</text:p>
      <text:p text:style-name="P3">int main(int argc, char **argv)</text:p>
      <text:p text:style-name="P3">{</text:p>
      <text:p text:style-name="P3"><text:s text:c="4"/>printf( "Enter Fixed Points (x,y) for Rotation: \n");</text:p>
      <text:p text:style-name="P3"><text:s text:c="4"/>scanf("%d %d", &amp;x, &amp;y);</text:p>
      <text:p text:style-name="P3"/>
      <text:p text:style-name="P3"><text:s text:c="4"/>glutInit(&amp;argc, argv);</text:p>
      <text:p text:style-name="P3"><text:s text:c="4"/>glutInitDisplayMode(GLUT_DOUBLE|GLUT_RGB);</text:p>
      <text:p text:style-name="P3"><text:s text:c="4"/>glutInitWindowSize(800, 800);</text:p>
      <text:p text:style-name="P3"><text:s text:c="4"/>glutCreateWindow("Create and Rotate Triangle");</text:p>
      <text:p text:style-name="P3"/>
      <text:p text:style-name="P3"><text:s text:c="4"/>// start with init functions</text:p>
      <text:p text:style-name="P3"><text:s text:c="4"/>glClearColor(0.0,0.0,0.0,1.0); //setting to black</text:p>
      <text:p text:style-name="P3"><text:s text:c="4"/>glMatrixMode(GL_PROJECTION);</text:p>
      <text:p text:style-name="P3"><text:s text:c="4"/>glLoadIdentity();</text:p>
      <text:p text:style-name="P3"><text:s text:c="4"/>gluOrtho2D(-800.0, 800.0, -800.0, 800.0);</text:p>
      <text:p text:style-name="P3"><text:s text:c="4"/>glMatrixMode(GL_MODELVIEW);</text:p>
      <text:p text:style-name="P3"><text:s text:c="4"/>// end of init functions</text:p>
      <text:p text:style-name="P3"/>
      <text:p text:style-name="P3"><text:s text:c="4"/>glutDisplayFunc(display);</text:p>
      <text:p text:style-name="P3"><text:s text:c="4"/>glutCreateMenu(rotateMenu);</text:p>
      <text:p text:style-name="P3"><text:s text:c="4"/>glutAddMenuEntry("Rotate around ORIGIN",1);</text:p>
      <text:p text:style-name="P3"><text:s text:c="4"/>glutAddMenuEntry("Rotate around FIXED POINT",2);</text:p>
      <text:p text:style-name="P3"><text:s text:c="4"/>glutAddMenuEntry("Stop Rotation",3);</text:p>
      <text:p text:style-name="P3"><text:s text:c="4"/>glutAttachMenu(GLUT_RIGHT_BUTTON);</text:p>
      <text:p text:style-name="P3"><text:s text:c="4"/>glutMainLoop();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3) cube</text:p>
      <text:p text:style-name="P4"/>
      <text:p text:style-name="P4">#include &lt;stdlib.h&gt;</text:p>
      <text:p text:style-name="P4"><text:s/>#include &lt;GL/glut.h&gt;</text:p>
      <text:p text:style-name="P4"><text:s/>GLfloat vertices[][3] = {{-1,-1,-1},{1,-1,-1},{1,1,-1},{-1,1,-1},</text:p>
      <text:p text:style-name="P4"><text:s/>{-1,-1,1},{1,-1,1}, {1,1,1},{-1,1,1}};</text:p>
      <text:p text:style-name="P4"><text:s/>GLfloat colors[][3] = {{1,0,0},{1,1,0},{0,1,0},{0,0,1},</text:p>
      <text:p text:style-name="P4"><text:s/>{1,0,1},{1,1,1},{0,1,1},{0.5,0.5,0.5}};</text:p>
      <text:p text:style-name="P4"><text:s/>void polygon(int a, int b, int c , int d)</text:p>
      <text:p text:style-name="P4"><text:s/>{</text:p>
      <text:p text:style-name="P4"><text:s/>glBegin(GL_POLYGON);</text:p>
      <text:p text:style-name="P4"><text:s/>glColor3fv(colors[a]);</text:p>
      <text:p text:style-name="P4"><text:s/>glVertex3fv(vertices[a]);</text:p>
      <text:p text:style-name="P4"><text:s/>glColor3fv(colors[b]);</text:p>
      <text:p text:style-name="P4"><text:s/>glVertex3fv(vertices[b]);</text:p>
      <text:p text:style-name="P4"><text:s/>glColor3fv(colors[c]);</text:p>
      <text:p text:style-name="P4"><text:s/>glVertex3fv(vertices[c]);</text:p>
      <text:p text:style-name="P4"><text:s/>glColor3fv(colors[d]);</text:p>
      <text:p text:style-name="P4"><text:s/>glVertex3fv(vertices[d]);</text:p>
      <text:p text:style-name="P4"><text:s/>glEnd();</text:p>
      <text:p text:style-name="P4"><text:s/>}</text:p>
      <text:p text:style-name="P4"><text:s/>void colorcube(void)</text:p>
      <text:p text:style-name="P4"><text:s/>{</text:p>
      <text:p text:style-name="P4"><text:s/>polygon(0,3,2,1);</text:p>
      <text:p text:style-name="P4"><text:s/>polygon(0,4,7,3);</text:p>
      <text:p text:style-name="P4"><text:s/>polygon(5,4,0,1);</text:p>
      <text:p text:style-name="P4"><text:s/>polygon(2,3,7,6);</text:p>
      <text:p text:style-name="P4"><text:s/>polygon(1,2,6,5);</text:p>
      <text:p text:style-name="P4"><text:s/>polygon(4,5,6,7);</text:p>
      <text:p text:style-name="P4"><text:s/>}</text:p>
      <text:p text:style-name="P4"><text:s/>GLfloat theta[] = {0.0,0.0,0.0};</text:p>
      <text:p text:style-name="P4"><text:s/>GLint axis = 2;</text:p>
      <text:p text:style-name="P4"><text:s/>void display(void)</text:p>
      <text:p text:style-name="P4"><text:s/>{</text:p>
      <text:p text:style-name="P4"><text:s/>glClear(GL_COLOR_BUFFER_BIT | GL_DEPTH_BUFFER_BIT);</text:p>
      <text:p text:style-name="P4"><text:s/>glLoadIdentity();</text:p>
      <text:p text:style-name="P4"><text:s/>glRotatef(theta[0], 1.0, 0.0, 0.0); <text:s/>//left button rotation</text:p>
      <text:p text:style-name="P4"><text:s/>glRotatef(theta[1], 0.0, 1.0, 0.0); <text:s text:c="2"/>//right button rotation</text:p>
      <text:p text:style-name="P4"><text:s/>glRotatef(theta[2], 0.0, 0.0, 1.0); <text:s text:c="3"/>//middle button rotation</text:p>
      <text:p text:style-name="P4"><text:s/>colorcube();</text:p>
      <text:p text:style-name="P4"><text:s/>glutSwapBuffers();</text:p>
      <text:p text:style-name="P4"><text:s/>}</text:p>
      <text:p text:style-name="P4"><text:s/>void spinCube()</text:p>
      <text:p text:style-name="P4"><text:s/>{</text:p>
      <text:p text:style-name="P4"><text:s/>theta[axis] += 0.1; <text:s text:c="2"/>// speed</text:p>
      <text:p text:style-name="P4"><text:s/>if( theta[axis] &gt; 360.0 )</text:p>
      <text:p text:style-name="P4"><text:s/>theta[axis] -= 360.0;</text:p>
      <text:p text:style-name="P4"><text:s/>glutPostRedisplay();</text:p>
      <text:p text:style-name="P4"><text:s/>}</text:p>
      <text:p text:style-name="P4"/>
      <text:p text:style-name="P4"><text:s/>void mouse(int btn, int state, int x, int y)</text:p>
      <text:p text:style-name="P4"><text:s/>{</text:p>
      <text:p text:style-name="P4"><text:soft-page-break/><text:s/>if(btn==GLUT_LEFT_BUTTON &amp;&amp; state == GLUT_DOWN) axis = 0;</text:p>
      <text:p text:style-name="P4"><text:s/>if(btn==GLUT_MIDDLE_BUTTON &amp;&amp; state == GLUT_DOWN) axis = 1;</text:p>
      <text:p text:style-name="P4"><text:s/>if(btn==GLUT_RIGHT_BUTTON &amp;&amp; state == GLUT_DOWN) axis = 2;</text:p>
      <text:p text:style-name="P4"><text:s/>}</text:p>
      <text:p text:style-name="P4"><text:s/>void myReshape(int w, int h)</text:p>
      <text:p text:style-name="P4"><text:s/>{</text:p>
      <text:p text:style-name="P4"><text:s/>glViewport(0, 0, w, h);</text:p>
      <text:p text:style-name="P4"><text:s/>glMatrixMode(GL_PROJECTION);</text:p>
      <text:p text:style-name="P4"><text:s/>glLoadIdentity();</text:p>
      <text:p text:style-name="P4"><text:s/>if (w &lt;= h)</text:p>
      <text:p text:style-name="P4"><text:s/>glOrtho(-2.0, 2.0, -2.0 * (GLfloat) h / (GLfloat) w,2.0 * (GLfloat) h / (GLfloat) w, -10.0, 10.0);</text:p>
      <text:p text:style-name="P4"><text:s/>else</text:p>
      <text:p text:style-name="P4"><text:s/>glOrtho(-2.0 * (GLfloat) w / (GLfloat) h,2.0 * (GLfloat) w / (GLfloat) h, -2.0, 2.0, -10.0, 10.0);</text:p>
      <text:p text:style-name="P4"><text:s/>glMatrixMode(GL_MODELVIEW);</text:p>
      <text:p text:style-name="P4"><text:s/>}</text:p>
      <text:p text:style-name="P4"><text:s/>int main(int argc, char *argv[])</text:p>
      <text:p text:style-name="P4"><text:s/>{</text:p>
      <text:p text:style-name="P4"><text:s/>glutInit(&amp;argc, argv);</text:p>
      <text:p text:style-name="P4"><text:s/>glutInitDisplayMode(GLUT_DOUBLE | GLUT_RGB | GLUT_DEPTH);</text:p>
      <text:p text:style-name="P4"><text:s/>glutInitWindowSize(500, 500);</text:p>
      <text:p text:style-name="P4"><text:s/>glutCreateWindow("Rotating a Color Cube");</text:p>
      <text:p text:style-name="P4"><text:s/>glutReshapeFunc(myReshape);</text:p>
      <text:p text:style-name="P4"><text:s/>glutDisplayFunc(display);</text:p>
      <text:p text:style-name="P4"><text:s/>glutIdleFunc(spinCube);</text:p>
      <text:p text:style-name="P4"><text:s/>glutMouseFunc(mouse);</text:p>
      <text:p text:style-name="P4"><text:s/>glEnable(GL_DEPTH_TEST); /* Enable hidden--surface--removal */</text:p>
      <text:p text:style-name="P4"><text:s/>glutMainLoop();</text:p>
      <text:p text:style-name="P4"><text:s/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4) gasket</text:p>
      <text:p text:style-name="P5"/>
      <text:p text:style-name="P5">#include&lt;stdlib.h&gt;</text:p>
      <text:p text:style-name="P5">#include&lt;stdio.h&gt;</text:p>
      <text:p text:style-name="P5">#include&lt;GL/glut.h&gt;</text:p>
      <text:p text:style-name="P5">GLfloat v[4][3]={{0.0,0.0,1.0},{0.0,1.0,0.0},</text:p>
      <text:p text:style-name="P5"><text:s text:c="21"/>{-1.0,-0.5,0.0}, {1.0,-0.5,0.0}};</text:p>
      <text:p text:style-name="P5">GLfloat colors[4][3]={{1.0,0.0,0.0},{0.0,1.0,0.0},{0.0,0.0,1.0},{0.0,0.0,0.0}};</text:p>
      <text:p text:style-name="P5">int n;</text:p>
      <text:p text:style-name="P5">void triangle(GLfloat *va,GLfloat *vb,GLfloat *vc)</text:p>
      <text:p text:style-name="P5">{</text:p>
      <text:p text:style-name="P5"><text:s text:c="8"/>glVertex3fv(va);</text:p>
      <text:p text:style-name="P5"><text:s text:c="8"/>glVertex3fv(vb);</text:p>
      <text:p text:style-name="P5"><text:s text:c="8"/>glVertex3fv(vc);</text:p>
      <text:p text:style-name="P5">}</text:p>
      <text:p text:style-name="P5">void tetra(GLfloat *a,GLfloat *b,GLfloat *c,GLfloat *d)</text:p>
      <text:p text:style-name="P5">{</text:p>
      <text:p text:style-name="P5"><text:s text:c="4"/>glColor3fv(colors[0]);</text:p>
      <text:p text:style-name="P5"><text:s text:c="4"/>triangle( a, b, c);</text:p>
      <text:p text:style-name="P5"><text:s text:c="4"/>glColor3fv(colors[1]);</text:p>
      <text:p text:style-name="P5"><text:s text:c="4"/>triangle( a, c, d);</text:p>
      <text:p text:style-name="P5"><text:s text:c="4"/>glColor3fv(colors[2]);</text:p>
      <text:p text:style-name="P5"><text:s text:c="4"/>triangle( a, d, b);</text:p>
      <text:p text:style-name="P5"><text:s text:c="4"/>glColor3fv(colors[3]);</text:p>
      <text:p text:style-name="P5"><text:s text:c="4"/>triangle( b, d, c);</text:p>
      <text:p text:style-name="P5">}</text:p>
      <text:p text:style-name="P5"/>
      <text:p text:style-name="P5">void divide_tetra(GLfloat *a,GLfloat *b,GLfloat *c,GLfloat *d,int m)</text:p>
      <text:p text:style-name="P5">{</text:p>
      <text:p text:style-name="P5"><text:s text:c="4"/>GLfloat mid[6][3];</text:p>
      <text:p text:style-name="P5"><text:s text:c="4"/>int j;</text:p>
      <text:p text:style-name="P5"><text:s text:c="4"/>if(m&gt;0)</text:p>
      <text:p text:style-name="P5"><text:s text:c="4"/>{ <text:s text:c="3"/>/*compute six midpoints*/</text:p>
      <text:p text:style-name="P5"><text:s text:c="8"/>for(j=0;j&lt;3;j++) mid[0][j]=(a[j]+b[j])/2;</text:p>
      <text:p text:style-name="P5"><text:s text:c="8"/>for(j=0;j&lt;3;j++) mid[1][j]=(a[j]+c[j])/2;</text:p>
      <text:p text:style-name="P5"><text:s text:c="8"/>for(j=0;j&lt;3;j++) mid[2][j]=(a[j]+d[j])/2;</text:p>
      <text:p text:style-name="P5"><text:s text:c="8"/>for(j=0;j&lt;3;j++) mid[3][j]=(b[j]+c[j])/2;</text:p>
      <text:p text:style-name="P5"><text:s text:c="8"/>for(j=0;j&lt;3;j++) mid[4][j]=(c[j]+d[j])/2;</text:p>
      <text:p text:style-name="P5"><text:s text:c="8"/>for(j=0;j&lt;3;j++) mid[5][j]=(b[j]+d[j])/2;</text:p>
      <text:p text:style-name="P5"><text:s text:c="8"/>divide_tetra(a,mid[0],mid[1],mid[2],m-1);</text:p>
      <text:p text:style-name="P5"><text:s text:c="8"/>divide_tetra(mid[0],b,mid[3],mid[5],m-1);</text:p>
      <text:p text:style-name="P5"><text:s text:c="8"/>divide_tetra(mid[1],mid[3],c,mid[4],m-1);</text:p>
      <text:p text:style-name="P5"><text:s text:c="8"/>divide_tetra(mid[2],mid[5],mid[4],d,m-1);</text:p>
      <text:p text:style-name="P5"><text:s text:c="4"/>}</text:p>
      <text:p text:style-name="P5"><text:s text:c="4"/>else</text:p>
      <text:p text:style-name="P5"><text:s text:c="8"/>tetra( a, b, c, d); <text:s text:c="5"/>//draw triangle at end of recursion//</text:p>
      <text:p text:style-name="P5">}</text:p>
      <text:p text:style-name="P5"/>
      <text:p text:style-name="P5">void display(void)</text:p>
      <text:p text:style-name="P5">{</text:p>
      <text:p text:style-name="P5"><text:s text:c="4"/>glClear(GL_COLOR_BUFFER_BIT|GL_DEPTH_BUFFER_BIT);</text:p>
      <text:p text:style-name="P5"><text:s text:c="4"/>glBegin(GL_TRIANGLES); <text:s text:c="5"/>// This glBegin is to draw triangles taking three</text:p>
      <text:p text:style-name="P5"><text:soft-page-break/><text:s text:c="4"/>divide_tetra(v[0],v[1],v[2],v[3],n); // vertices at a time. divide_tetra calls itself</text:p>
      <text:p text:style-name="P5"><text:s text:c="4"/>glEnd(); <text:s text:c="32"/>// <text:s/>and finally tetra which calls triangle four times</text:p>
      <text:p text:style-name="P5"><text:s text:c="57"/>// which in-turn calls vertex function.</text:p>
      <text:p text:style-name="P5"><text:s text:c="4"/>glFlush(); <text:s text:c="32"/>// Call flush at the end to send output to screen</text:p>
      <text:p text:style-name="P5"><text:s text:c="64"/>// making the gasket visible</text:p>
      <text:p text:style-name="P5">}</text:p>
      <text:p text:style-name="P5"/>
      <text:p text:style-name="P5">void myReshape(int w,int h)</text:p>
      <text:p text:style-name="P5">{</text:p>
      <text:p text:style-name="P5"><text:s text:c="4"/>glViewport(0,0,w,h); <text:s text:c="16"/>// Set the viewport to span the entire window</text:p>
      <text:p text:style-name="P5">glMatrixMode(GL_PROJECTION);//Change the matrix mode to GL_PROJECTION</text:p>
      <text:p text:style-name="P5"><text:s text:c="4"/>glLoadIdentity(); <text:s text:c="22"/>// Load the identity matrix to GL_PROJECTION</text:p>
      <text:p text:style-name="P5"><text:s text:c="4"/>glOrtho(-2.0,2.0,-2.0,2.0 ,-10.0,10.0);//Multiply orthographic projection matrix</text:p>
      <text:p text:style-name="P5"><text:s text:c="29"/>// to this GL_PROJECTION matrix to change projection type to</text:p>
      <text:p text:style-name="P5"><text:s text:c="66"/>// Orthographic</text:p>
      <text:p text:style-name="P5">glMatrixMode(GL_MODELVIEW);//Change the matrix mode to GL_MODELVIEW</text:p>
      <text:p text:style-name="P5"><text:s text:c="4"/>glutPostRedisplay(); <text:s text:c="4"/>//Arrange or fix or appoint or schedule a call to display</text:p>
      <text:p text:style-name="P5"><text:s text:c="58"/>// function <text:s/>as soon as possible.</text:p>
      <text:p text:style-name="P5">}</text:p>
      <text:p text:style-name="P5"/>
      <text:p text:style-name="P5">int main(int argc,char **argv)//Comments for main included only in this program</text:p>
      <text:p text:style-name="P5">{</text:p>
      <text:p text:style-name="P5">printf("enter the no of division ");</text:p>
      <text:p text:style-name="P5">scanf("%d",&amp;n);</text:p>
      <text:p text:style-name="P5">glutInit(&amp;argc,argv); <text:s text:c="33"/>// Initialize the graphics system</text:p>
      <text:p text:style-name="P5">glutInitDisplayMode(GLUT_SINGLE|GLUT_RGB|GLUT_DEPTH);</text:p>
      <text:p text:style-name="P5"><text:s text:c="51"/>// Initialize the display mode</text:p>
      <text:p text:style-name="P5"><text:s text:c="29"/>// to use a single buffer in the frame buffer and not DOUBLE <text:s text:c="38"/>// and to use RGB color system(and not CMYK)</text:p>
      <text:p text:style-name="P5"><text:s text:c="45"/>// and to make use of DEPTH buffer since this</text:p>
      <text:p text:style-name="P5"><text:s text:c="54"/>// is a 3D program</text:p>
      <text:p text:style-name="P5">glutInitWindowSize(500,500); <text:s text:c="6"/>// Initialize window size</text:p>
      <text:p text:style-name="P5">glutCreateWindow("3d gasket"); <text:s text:c="2"/>// Create a window</text:p>
      <text:p text:style-name="P5">glutReshapeFunc(myReshape);//Register the reshape function for call back when</text:p>
      <text:p text:style-name="P5"><text:s text:c="55"/>// current window size changes.</text:p>
      <text:p text:style-name="P5">glutDisplayFunc(display); <text:s text:c="6"/>// Register the display function for call back.</text:p>
      <text:p text:style-name="P5"><text:s text:c="39"/>// Display function is called when ever the contents of</text:p>
      <text:p text:style-name="P5"><text:s text:c="28"/>// the window changes as in an animation or any overlapping</text:p>
      <text:p text:style-name="P5"><text:s text:c="23"/>//window gets closed and our window needs to be redrawn or our</text:p>
      <text:p text:style-name="P5"><text:s text:c="20"/>// window changes shape or our window gets maximized and hence</text:p>
      <text:p text:style-name="P5"><text:s text:c="37"/>// visible from invisible</text:p>
      <text:p text:style-name="P5">glEnable(GL_DEPTH_TEST);</text:p>
      <text:p text:style-name="P5"><text:s text:c="24"/>// Enable hidden surface removal or visible surface determination</text:p>
      <text:p text:style-name="P5"><text:s text:c="28"/>// this test is usually enabled in conjunction with use of</text:p>
      <text:p text:style-name="P5"><text:s text:c="28"/>// GLUT_DEPTH in glutInitDisplayMode and hence only in 3D</text:p>
      <text:p text:style-name="P5"><text:s text:c="41"/>// programs</text:p>
      <text:p text:style-name="P5">glClearColor(1.0,1.0,1.0,1.0); <text:s text:c="7"/>// Set the background color to white</text:p>
      <text:p text:style-name="P5">glutMainLoop(); <text:s text:c="4"/>// most important line of every program. This calls the event</text:p>
      <text:p text:style-name="P5"><text:s text:c="31"/>// loop which is an infinite loop. It terminates when program</text:p>
      <text:p text:style-name="P5"><text:s text:c="26"/>// is terminated. It is responsible for calling the display function,</text:p>
      <text:p text:style-name="P5"><text:s text:c="27"/>// the mouse function, the reshape function the idle function, the</text:p>
      <text:p text:style-name="P5"><text:s text:c="21"/>// keyboard function, the special keyboard <text:s/>function at appropriate</text:p>
      <text:p text:style-name="P5"><text:soft-page-break/><text:s text:c="25"/>// times during the running of the program.</text:p>
      <text:p text:style-name="P5">return 0;</text:p>
      <text:p text:style-name="P5">}</text:p>
      <text:p text:style-name="P5"/>
      <text:p text:style-name="P6"><text:span text:style-name="T2">5</text:span>) scanline</text:p>
      <text:p text:style-name="P6"/>
      <text:p text:style-name="P6">#include &lt;stdlib.h&gt;</text:p>
      <text:p text:style-name="P6">#include &lt;stdio.h&gt;</text:p>
      <text:p text:style-name="P6">#include &lt;GL/glut.h&gt;</text:p>
      <text:p text:style-name="P6">float x1,x2,x3,x4,y1,y2,y3,y4;</text:p>
      <text:p text:style-name="P6">int fillFlag=0;</text:p>
      <text:p text:style-name="P6">void edgedetect(float x1,float y1,float x2,float y2,int *le,int *re)</text:p>
      <text:p text:style-name="P6">{</text:p>
      <text:p text:style-name="P6">float mx,x,temp;</text:p>
      <text:p text:style-name="P6">int i;</text:p>
      <text:p text:style-name="P6">if((y2-y1)&lt;0)</text:p>
      <text:p text:style-name="P6">{</text:p>
      <text:p text:style-name="P6">temp=y1;</text:p>
      <text:p text:style-name="P6">y1=y2;</text:p>
      <text:p text:style-name="P6">y2=temp;</text:p>
      <text:p text:style-name="P6">temp=x1;</text:p>
      <text:p text:style-name="P6">x1=x2;</text:p>
      <text:p text:style-name="P6">x2=temp;</text:p>
      <text:p text:style-name="P6">}</text:p>
      <text:p text:style-name="P6">if((y2-y1)!=0)</text:p>
      <text:p text:style-name="P6">mx=(x2-x1)/(y2-y1);</text:p>
      <text:p text:style-name="P6">else</text:p>
      <text:p text:style-name="P6">mx=x2-x1;</text:p>
      <text:p text:style-name="P6">x=x1;</text:p>
      <text:p text:style-name="P6">for(i=y1; i&lt;=y2; i++)</text:p>
      <text:p text:style-name="P6">{</text:p>
      <text:p text:style-name="P6">if(x&lt;(float)le[i])</text:p>
      <text:p text:style-name="P6">le[i]=(int)x;</text:p>
      <text:p text:style-name="P6">if(x&gt;(float)re[i])</text:p>
      <text:p text:style-name="P6">re[i]=(int)x;</text:p>
      <text:p text:style-name="P6">x+=mx;</text:p>
      <text:p text:style-name="P6">}</text:p>
      <text:p text:style-name="P6">}</text:p>
      <text:p text:style-name="P6">void draw_pixel(int x,int y)</text:p>
      <text:p text:style-name="P6">{</text:p>
      <text:p text:style-name="P6">glColor3f(1.0,1.0,0.0);</text:p>
      <text:p text:style-name="P6">glBegin(GL_POINTS);</text:p>
      <text:p text:style-name="P6">glVertex2i(x,y);</text:p>
      <text:p text:style-name="P6">glEnd();</text:p>
      <text:p text:style-name="P6">}</text:p>
      <text:p text:style-name="P6">void scanfill(float x1,float y1,float x2,float y2,float x3,float y3,float</text:p>
      <text:p text:style-name="P6">x4,float y4)</text:p>
      <text:p text:style-name="P6">{</text:p>
      <text:p text:style-name="P6">int le[500],re[500];</text:p>
      <text:p text:style-name="P6">int i,y;</text:p>
      <text:p text:style-name="P6">for(i=0; i&lt;500; i++)</text:p>
      <text:p text:style-name="P6">{</text:p>
      <text:p text:style-name="P6"><text:soft-page-break/>le[i]=500;</text:p>
      <text:p text:style-name="P6">re[i]=0;</text:p>
      <text:p text:style-name="P6">}</text:p>
      <text:p text:style-name="P6">edgedetect(x1,y1,x2,y2,le,re);</text:p>
      <text:p text:style-name="P6">edgedetect(x2,y2,x3,y3,le,re);</text:p>
      <text:p text:style-name="P6">edgedetect(x3,y3,x4,y4,le,re);</text:p>
      <text:p text:style-name="P6">edgedetect(x4,y4,x1,y1,le,re);</text:p>
      <text:p text:style-name="P6">for(y=0; y&lt;500; y++)</text:p>
      <text:p text:style-name="P6">{</text:p>
      <text:p text:style-name="P6">for(i=(int)le[y]; i&lt;(int)re[y]; i++)</text:p>
      <text:p text:style-name="P6">draw_pixel(i,y);</text:p>
      <text:p text:style-name="P6">}</text:p>
      <text:p text:style-name="P6">}</text:p>
      <text:p text:style-name="P6">void display()</text:p>
      <text:p text:style-name="P6">{</text:p>
      <text:p text:style-name="P6">x1=200.0;</text:p>
      <text:p text:style-name="P6">y1=200.0;</text:p>
      <text:p text:style-name="P6">x2=100.0;</text:p>
      <text:p text:style-name="P6">y2=300.0;</text:p>
      <text:p text:style-name="P6">x3=200.0;</text:p>
      <text:p text:style-name="P6"/>
      <text:p text:style-name="P6">y3=400.0;</text:p>
      <text:p text:style-name="P6">x4=300.0;</text:p>
      <text:p text:style-name="P6">y4=300.0;</text:p>
      <text:p text:style-name="P6">glClear(GL_COLOR_BUFFER_BIT);</text:p>
      <text:p text:style-name="P6">glColor3f(0.0, 0.0, 1.0);</text:p>
      <text:p text:style-name="P6">glBegin(GL_LINE_LOOP);</text:p>
      <text:p text:style-name="P6">glVertex2f(x1,y1);</text:p>
      <text:p text:style-name="P6">glVertex2f(x2,y2);</text:p>
      <text:p text:style-name="P6">glVertex2f(x3,y3);</text:p>
      <text:p text:style-name="P6">glVertex2f(x4,y4);</text:p>
      <text:p text:style-name="P6">glEnd();</text:p>
      <text:p text:style-name="P6">if(fillFlag==1)</text:p>
      <text:p text:style-name="P6">scanfill(x1,y1,x2,y2,x3,y3,x4,y4);</text:p>
      <text:p text:style-name="P6">glFlush();</text:p>
      <text:p text:style-name="P6">}</text:p>
      <text:p text:style-name="P6"/>
      <text:p text:style-name="P6">void fillMenu(int option)</text:p>
      <text:p text:style-name="P6">{</text:p>
      <text:p text:style-name="P6">if(option==1)</text:p>
      <text:p text:style-name="P6">fillFlag=1;</text:p>
      <text:p text:style-name="P6">if(option==2)</text:p>
      <text:p text:style-name="P6">fillFlag=2;</text:p>
      <text:p text:style-name="P6">display();</text:p>
      <text:p text:style-name="P6">}</text:p>
      <text:p text:style-name="P6">int main(int argc, char* argv[])</text:p>
      <text:p text:style-name="P6">{</text:p>
      <text:p text:style-name="P6">glutInit(&amp;argc,argv);</text:p>
      <text:p text:style-name="P6">glutInitDisplayMode(GLUT_SINGLE|GLUT_RGB);</text:p>
      <text:p text:style-name="P6">glutInitWindowSize(500,500);</text:p>
      <text:p text:style-name="P6">glutInitWindowPosition(0,0);</text:p>
      <text:p text:style-name="P6">glutCreateWindow("Filling a Polygon using Scan-line Algorithm");</text:p>
      <text:p text:style-name="P6"><text:soft-page-break/></text:p>
      <text:p text:style-name="P6">// <text:span text:style-name="T1">init function</text:span></text:p>
      <text:p text:style-name="P7">glClearColor(0.0,0.0,0.0,1.0);</text:p>
      <text:p text:style-name="P7">glColor3f(1.0,0.0,0.0);</text:p>
      <text:p text:style-name="P7">glPointSize(1.0);</text:p>
      <text:p text:style-name="P7">glMatrixMode(GL_PROJECTION);</text:p>
      <text:p text:style-name="P7">glLoadIdentity();</text:p>
      <text:p text:style-name="P7">gluOrtho2D(0.0,499.0,0.0,499.0);</text:p>
      <text:p text:style-name="P7">// <text:span text:style-name="T1">end of init</text:span></text:p>
      <text:p text:style-name="P7"/>
      <text:p text:style-name="P6">glutDisplayFunc(display);</text:p>
      <text:p text:style-name="P6">glutCreateMenu(fillMenu);</text:p>
      <text:p text:style-name="P6">glutAddMenuEntry("Fill Polygon",1);</text:p>
      <text:p text:style-name="P6">glutAddMenuEntry("Empty Polygon",2);</text:p>
      <text:p text:style-name="P6">glutAttachMenu(GLUT_RIGHT_BUTTON);</text:p>
      <text:p text:style-name="P6">glutMainLoop();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2:21:38.390584074</meta:creation-date>
    <dc:date>2018-03-30T12:30:50.340708202</dc:date>
    <meta:editing-duration>PT9M11S</meta:editing-duration>
    <meta:editing-cycles>11</meta:editing-cycles>
    <meta:generator>LibreOffice/5.4.5.1$Linux_X86_64 LibreOffice_project/40m0$Build-1</meta:generator>
    <meta:document-statistic meta:table-count="0" meta:image-count="0" meta:object-count="0" meta:page-count="11" meta:paragraph-count="478" meta:word-count="1345" meta:character-count="12795" meta:non-whitespace-character-count="10185"/>
  </office:meta>
</office:document-meta>
</file>